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a9db" officeooo:paragraph-rsid="000fa9db"/>
    </style:style>
    <style:style style:name="P2" style:family="paragraph" style:parent-style-name="Standard">
      <style:text-properties officeooo:rsid="000fa9db" officeooo:paragraph-rsid="000fa9db" fo:background-color="#ffff00"/>
    </style:style>
    <style:style style:name="P3" style:family="paragraph" style:parent-style-name="Standard">
      <style:text-properties officeooo:paragraph-rsid="000fada0"/>
    </style:style>
    <style:style style:name="P4" style:family="paragraph" style:parent-style-name="Standard" style:master-page-name="">
      <style:paragraph-properties fo:margin-left="0.3cm" fo:margin-right="0cm" fo:text-indent="0cm" style:auto-text-indent="false" style:page-number="auto"/>
      <style:text-properties officeooo:rsid="000fa9db" officeooo:paragraph-rsid="000fa9db"/>
    </style:style>
    <style:style style:name="P5" style:family="paragraph" style:parent-style-name="Title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fo:font-weight="bold" officeooo:rsid="000fa9db" officeooo:paragraph-rsid="000fada0" fo:background-color="#ffff00" style:font-weight-asian="bold" style:font-weight-complex="bold"/>
    </style:style>
    <style:style style:name="P7" style:family="paragraph" style:parent-style-name="Standard">
      <style:text-properties officeooo:rsid="000fa9db" officeooo:paragraph-rsid="000fa9db"/>
    </style:style>
    <style:style style:name="P8" style:family="paragraph" style:parent-style-name="Standard">
      <style:text-properties officeooo:rsid="001083a0" officeooo:paragraph-rsid="001083a0"/>
    </style:style>
    <style:style style:name="P9" style:family="paragraph" style:parent-style-name="Heading_20_1">
      <style:text-properties officeooo:rsid="000fada0"/>
    </style:style>
    <style:style style:name="P10" style:family="paragraph" style:parent-style-name="Heading_20_1">
      <style:text-properties officeooo:rsid="000fada0" officeooo:paragraph-rsid="000fada0"/>
    </style:style>
    <style:style style:name="P11" style:family="paragraph" style:parent-style-name="Heading_20_1">
      <style:text-properties officeooo:paragraph-rsid="000fada0"/>
    </style:style>
    <style:style style:name="T1" style:family="text">
      <style:text-properties officeooo:rsid="000fa9db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6600" loext:char-shading-value="0"/>
    </style:style>
    <style:style style:name="T4" style:family="text">
      <style:text-properties fo:background-color="#00ccff" loext:char-shading-value="0"/>
    </style:style>
    <style:style style:name="T5" style:family="text">
      <style:text-properties fo:background-color="#00cc00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weight="bold" officeooo:rsid="000fa9db" fo:background-color="#ffff00" loext:char-shading-value="0" style:font-weight-asian="bold" style:font-weight-complex="bold"/>
    </style:style>
    <style:style style:name="T9" style:family="text">
      <style:text-properties fo:font-weight="bold" officeooo:rsid="000fada0" fo:background-color="#ffff00" loext:char-shading-value="0" style:font-weight-asian="bold" style:font-weight-complex="bold"/>
    </style:style>
    <style:style style:name="T10" style:family="text">
      <style:text-properties fo:font-weight="bold" fo:background-color="#ff6600" loext:char-shading-value="0" style:font-weight-asian="bold" style:font-weight-complex="bold"/>
    </style:style>
    <style:style style:name="T11" style:family="text">
      <style:text-properties fo:font-weight="bold" fo:background-color="#00cc00" loext:char-shading-value="0" style:font-weight-asian="bold" style:font-weight-complex="bold"/>
    </style:style>
    <style:style style:name="T12" style:family="text">
      <style:text-properties fo:font-weight="bold" fo:background-color="#00ccff" loext:char-shading-value="0" style:font-weight-asian="bold" style:font-weight-complex="bold"/>
    </style:style>
    <style:style style:name="T13" style:family="text">
      <style:text-properties officeooo:rsid="001051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AJAX-DIRECTO</text:p>
      <text:p text:style-name="Subtitle"><text:s/><text:span text:style-name="T7">ajax(code,x,view)</text:span> </text:p>
      <text:p text:style-name="P1"/>
      <text:p text:style-name="P1"/>
      <text:h text:style-name="P9" text:outline-level="1">IMPLEMENTACIÓN PARA DATATABLE</text:h>
      <text:p text:style-name="P1"/>
      <text:p text:style-name="P1"><text:s text:c="3"/>{</text:p>
      <text:p text:style-name="P1"><text:s text:c="12"/>"<text:span text:style-name="T6">icon</text:span>": "&lt;i class='ace-icon fa fa-facebook bigger-120'&gt;&lt;/i&gt;",</text:p>
      <text:p text:style-name="P4"><text:s text:c="6"/><text:span text:style-name="T2"><text:s text:c="4"/>"</text:span><text:span text:style-name="T7">funcion</text:span><text:span text:style-name="T2">": " ajax", <text:s/>/** NOMBRE DE LA FUNCION QUE SE ENCUENTRA EN LSDAJAX.JS **/</text:span></text:p>
      <text:p text:style-name="P2"><text:s text:c="12"/><text:span text:style-name="T3">"</text:span><text:span text:style-name="T10">ajax_code</text:span><text:span text:style-name="T3">": "oddest",</text:span> /** <text:s/>NOMBRE DEL OPCION EN EL ARCHIVO AJAX **/</text:p>
      <text:p text:style-name="P2"><text:s text:c="10"/><text:span text:style-name="T5"><text:s text:c="2"/>"</text:span><text:span text:style-name="T11">ajax_parametro</text:span><text:span text:style-name="T5">": "oddid",</text:span> /** <text:s/>NOMBRE DEL CAMPO QUE SE PASA COMO PARAMETRO <text:s/>**/</text:p>
      <text:p text:style-name="P2"><text:s text:c="11"/><text:span text:style-name="T4"><text:s/>"</text:span><text:span text:style-name="T12">ajax_view</text:span><text:span text:style-name="T4">": "view_orderDetail"</text:span>, /** ID DE LA VISTA DONDE RESPONDE EL AJAX <text:s/>**/</text:p>
      <text:p text:style-name="P1"><text:s text:c="12"/>"href": "",</text:p>
      <text:p text:style-name="P1"><text:s text:c="12"/>"class": <text:s/>"btn btn-xs btn-danger",</text:p>
      <text:p text:style-name="P1"><text:s text:c="12"/>"mode":"ajax-directo"</text:p>
      <text:p text:style-name="P1"><text:s text:c="10"/>}</text:p>
      <text:p text:style-name="P1"/>
      <text:h text:style-name="P10" text:outline-level="1">IMPLEMENTACIÓN PARA BOTON NORMAL</text:h>
      <text:p text:style-name="Heading"><text:span text:style-name="T9">ONCLICK=</text:span><text:span text:style-name="T8">ajax(code,x,view)</text:span></text:p>
      <text:p text:style-name="Heading"/>
      <text:p text:style-name="P3"/>
      <text:p text:style-name="P6"/>
      <text:h text:style-name="P11" text:outline-level="1">FUNCION <text:span text:style-name="T1">JS</text:span> QUE <text:span text:style-name="T1">SE ENCUENTRA EN</text:span> <text:span text:style-name="T1">LSD</text:span>AJAX.<text:span text:style-name="T1">JS </text:span></text:h>
      <text:p text:style-name="P1"/>
      <text:p text:style-name="P1">function <text:span text:style-name="T7">ajax(code,x,view)</text:span> {</text:p>
      <text:p text:style-name="P1"><text:s text:c="6"/>goto_lsdajax001(code,[x],<text:span text:style-name="T4">view</text:span>,'module/ajax/ajax.php');</text:p>
      <text:p text:style-name="P1"><text:s text:c="2"/>}</text:p>
      <text:p text:style-name="P1"/>
      <text:p text:style-name="P1"/>
      <text:p text:style-name="P1"/>
      <text:h text:style-name="Heading_20_1" text:outline-level="1">ARCHIVO AJAX.PHP UBICADO EN MODULE/AJAX/AJAX.PHP</text:h>
      <text:p text:style-name="P1"/>
      <text:p text:style-name="P1">&lt;?php</text:p>
      <text:p text:style-name="P1">session_start();</text:p>
      <text:p text:style-name="P2">include '../../url.php'; LLAMADO DE TODAS LAS CLASES</text:p>
      <text:p text:style-name="P1"/>
      <text:p text:style-name="P1"><text:span text:style-name="T3">if ($_POST['accion'] == "oddest") </text:span>/* NOMBRE DE LA ACCION VIENE SIENDO EL PARAMETRO CODE DE LA <text:s/>FUNCION JS*/</text:p>
      <text:p text:style-name="P1">{</text:p>
      <text:p text:style-name="P1"/>
      <text:p text:style-name="P1"><text:s text:c="2"/>$ORDERDETAIL = new orderDetailModelo();</text:p>
      <text:p text:style-name="P1"><text:s text:c="2"/>$ORDERDETAIL-&gt;set_id($ORDERDETAIL-&gt;decrypt(<text:span text:style-name="T5">$_POST['v1']</text:span>),1);</text:p>
      <text:p text:style-name="P1"/>
      <text:p text:style-name="P1"><text:s text:c="2"/>$_POST['oddest']='f';</text:p>
      <text:p text:style-name="P1"/>
      <text:p text:style-name="P1"><text:s text:c="2"/>unset($_SESSION['temp']['SERVICE_id']);</text:p>
      <text:p text:style-name="P1"/>
      <text:p text:style-name="P1"><text:s text:c="2"/>$ORDERDETAIL-&gt;setter__($_POST);</text:p>
      <text:p text:style-name="P1"><text:s text:c="2"/>$ORDERDETAIL-&gt;save();</text:p>
      <text:p text:style-name="P1"/>
      <text:p text:style-name="P1"><text:s text:c="2"/>$ORDERDETAIL-&gt;DATATABLE_CONDICIONAL=" oddest in ('t') and <text:s/>oddordid <text:s/>in (".$_SESSION['temp']['ORDERS_id'].")";</text:p>
      <text:p text:style-name="P1"/>
      <text:p text:style-name="P1"><text:s text:c="2"/>$JSON = $ORDERDETAIL-&gt;soyjsondatatable($ORDERDETAIL-&gt;tabla,'datatable','armarpedido');</text:p>
      <text:p text:style-name="P1"><text:s text:c="2"/>echo $ORDERDETAIL-&gt;DATATABLE__($JSON);</text:p>
      <text:p text:style-name="P1"><text:s text:c="2"/>exit;</text:p>
      <text:p text:style-name="P1"/>
      <text:p text:style-name="P1">}</text:p>
      <text:p text:style-name="P1"/>
      <text:p text:style-name="P1">?&gt;</text:p>
      <text:p text:style-name="P1"/>
      <text:p text:style-name="P1"/>
      <text:p text:style-name="P8"><text:s text:c="4"/>"button_search": [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746cm" fo:margin-right="2.01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08-05T23:00:36.620317342</meta:creation-date>
    <dc:date>2016-09-05T02:51:40.482763296</dc:date>
    <dc:creator>pitagora </dc:creator>
    <meta:editing-duration>PT6H22M51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38" meta:word-count="146" meta:character-count="1517" meta:non-whitespace-character-count="1258"/>
  </office:meta>
</office:document-meta>
</file>